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https://github.com/fokanendapascal/libraryOk/tree/mas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6:41:57.453949395</meta:creation-date>
    <dc:date>2025-01-17T18:18:03.477077737</dc:date>
    <meta:editing-duration>PT2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56" meta:non-whitespace-character-count="56"/>
  </office:meta>
</office:document-meta>
</file>